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cad57"/>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officeooo:rsid="0007e9b4" officeooo:paragraph-rsid="0007e9b4"/>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7e9b4" officeooo:paragraph-rsid="0007e9b4"/>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a4171" officeooo:paragraph-rsid="000a4171" fo:background-color="transparen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f05fd" officeooo:paragraph-rsid="000f05fd" fo:background-color="transparent"/>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7e9b4" officeooo:paragraph-rsid="0007e9b4"/>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f05fd" officeooo:paragraph-rsid="000f05fd" fo:background-color="transparent"/>
    </style:style>
    <style:style style:name="P15" style:family="paragraph" style:parent-style-name="Text_20_body">
      <style:text-properties fo:color="#000000" loext:opacity="100%" fo:background-color="transparent"/>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officeooo:rsid="001279ce" officeooo:paragraph-rsid="001279ce" fo:background-color="transparent"/>
    </style:style>
    <style:style style:name="P17" style:family="paragraph" style:parent-style-name="Text_20_body">
      <style:text-properties fo:color="#000000" loext:opacity="100%"/>
    </style:style>
    <style:style style:name="P18"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19"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279ce" officeooo:paragraph-rsid="001279ce" fo:background-color="transparent"/>
    </style:style>
    <style:style style:name="P2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f05fd" officeooo:paragraph-rsid="000f05fd" fo:background-color="transparent" loext:padding="0cm" loext:border="none"/>
    </style:style>
    <style:style style:name="P2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Text_20_body" style:list-style-name="L2">
      <style:paragraph-properties fo:margin-left="0cm" fo:margin-right="0cm" fo:orphans="2" fo:widows="2" fo:text-indent="0cm" style:auto-text-indent="false" fo:padding="0cm" fo:border="none"/>
    </style:style>
    <style:style style:name="P30" style:family="paragraph" style:parent-style-name="Text_20_body">
      <style:text-properties fo:color="#000000" loext:opacity="100%"/>
    </style:style>
    <style:style style:name="T1" style:family="text">
      <style:text-properties loext:padding="0cm" loext:border="none"/>
    </style:style>
    <style:style style:name="T2" style:family="text">
      <style:text-properties style:font-name="Source Serif Pro" fo:font-size="13.5pt" fo:font-weight="normal"/>
    </style:style>
    <style:style style:name="T3" style:family="text">
      <style:text-properties style:font-name="Source Serif Pro" fo:font-size="13.5pt"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style:style>
    <style:style style:name="T5" style:family="text">
      <style:text-properties fo:font-variant="normal" fo:text-transform="none" fo:color="#ffffff" loext:opacity="100%" style:font-name="Source Serif Pro" fo:font-size="13.5pt" fo:letter-spacing="normal" fo:font-style="normal" fo:font-weight="normal" loext:padding="0cm" loext:border="none"/>
    </style:style>
    <style:style style:name="T6" style:family="text">
      <style:text-properties fo:font-variant="normal" fo:text-transform="none" style:font-name="Source Serif Pro" fo:font-size="13.5pt" fo:letter-spacing="normal" fo:font-style="normal" fo:font-weight="normal"/>
    </style:style>
    <style:style style:name="T7" style:family="text">
      <style:text-properties fo:font-variant="normal" fo:text-transform="none" style:font-name="Source Serif Pro" fo:font-size="13.5pt" fo:letter-spacing="normal" fo:font-style="normal" fo:font-weight="normal" loext:padding="0cm" loext:border="none"/>
    </style:style>
    <style:style style:name="T8" style:family="text">
      <style:text-properties fo:font-variant="normal" fo:text-transform="none" fo:color="#000000" loext:opacity="100%" style:font-name="Source Serif Pro" fo:font-size="13.5pt" fo:letter-spacing="normal" fo:font-style="normal" fo:font-weight="normal"/>
    </style:style>
    <style:style style:name="T9" style:family="text">
      <style:text-properties fo:font-variant="normal" fo:text-transform="none" fo:color="#000000" loext:opacity="100%" style:font-name="Source Serif Pro" fo:font-size="13.5pt" fo:letter-spacing="normal" fo:font-style="normal" fo:font-weight="normal" loext:padding="0cm" loext:border="none"/>
    </style:style>
    <style:style style:name="T10"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2" style:family="text">
      <style:text-properties fo:font-variant="normal" fo:text-transform="none" style:font-name="Open Sans" fo:font-size="15pt" fo:letter-spacing="normal" fo:font-style="normal" fo:font-weight="bold"/>
    </style:style>
    <style:style style:name="T13" style:family="text">
      <style:text-properties fo:font-variant="normal" fo:text-transform="none" fo:color="#0095dd" loext:opacity="100%" style:font-name="Source Serif Pro" fo:font-size="13.5pt" fo:letter-spacing="normal" fo:font-style="normal" fo:font-weight="normal" loext:padding="0cm" loext:border="none"/>
    </style:style>
    <style:style style:name="T14" style:family="text">
      <style:text-properties fo:font-size="15pt" officeooo:rsid="0007e9b4"/>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 saber mais: algoritmos e lógica de programação</text:p>
      <text:p text:style-name="P3"/>
      <text:p text:style-name="P9">Você já deve ter ouvido falar em “algoritmo” no contexto das redes sociais, como “o algoritmo da rede social de fotos prioriza posts que geram mais engajamento”, ou mesmo no mundo do entretenimento, como “o algoritmo do streaming de filmes e séries recomenda filmes com base no que você já assistiu”. Mas você já parou para pensar no que “algoritmo” significa?</text:p>
      <text:p text:style-name="P1"><text:span text:style-name="T8">Algoritmos são </text:span><text:span text:style-name="Strong_20_Emphasis"><text:span text:style-name="T9">sequências bem definidas de passos que seguimos para alcançar um objetivo</text:span></text:span><text:span text:style-name="T8">. Eles estão presentes em diversas situações do nosso dia a dia, como atravessar uma rua, preparar um bolo ou decidir critérios para aprovar ou reprovar um aluno.</text:span></text:p>
      <text:p text:style-name="P1"><text:span text:style-name="T8">No contexto da computação, algoritmos são a base para a solução de problemas, pois definem claramente as </text:span><text:span text:style-name="Strong_20_Emphasis"><text:span text:style-name="T9">regras e instruções</text:span></text:span><text:span text:style-name="T8"> que serão seguidas para atingir um resultado específico.</text:span></text:p>
      <text:p text:style-name="P10">Para desenvolver um bom algoritmo, é essencial que ele seja preciso e detalhado, evitando ambiguidades. Antes de transformá-lo em código, utilizamos formas de representação que facilitam o planejamento e a compreensão.</text:p>
      <text:p text:style-name="P10">Por exemplo, podemos descrever os passos em formato narrativo, como uma receita de bolo, ou usar diagramas, fluxogramas e pseudocódigos que estruturam a lógica de maneira visual ou textual. Por exemplo:</text:p>
      <text:p text:style-name="P4"><text:span text:style-name="Strong_20_Emphasis"><text:span text:style-name="T3">Algoritmo de Recomendação do Streaming de Filmes</text:span></text:span></text:p>
      <text:list xml:id="list271615888" text:style-name="L1">
        <text:list-item>
          <text:p text:style-name="P19"><text:span text:style-name="Strong_20_Emphasis"><text:span text:style-name="T9">Coleta de Dados</text:span></text:span><text:span text:style-name="T8">:</text:span></text:p>
          <text:list>
            <text:list-item>
              <text:p text:style-name="P21">Reúna o histórico de visualização do usuário (filmes e séries assistidos).</text:p>
            </text:list-item>
            <text:list-item>
              <text:p text:style-name="P21">Capture avaliações dadas pelo usuário (se disponíveis).</text:p>
            </text:list-item>
            <text:list-item>
              <text:p text:style-name="P21">Colete dados de outros usuários com preferências semelhantes.</text:p>
            </text:list-item>
            <text:list-item>
              <text:p text:style-name="P21">Obtenha metadados dos conteúdos (gênero, diretor, atores, ano de lançamento, etc.).</text:p>
            </text:list-item>
          </text:list>
        </text:list-item>
        <text:list-item>
          <text:p text:style-name="P19"><text:span text:style-name="Strong_20_Emphasis"><text:span text:style-name="T9">Análise de Padrões</text:span></text:span><text:span text:style-name="T8">:</text:span></text:p>
          <text:list>
            <text:list-item>
              <text:p text:style-name="P21">Use técnicas de IA para identificar padrões, como:</text:p>
              <text:list>
                <text:list-item>
                  <text:p text:style-name="P21">Gêneros ou temas preferidos pelo usuário.</text:p>
                </text:list-item>
                <text:list-item>
                  <text:p text:style-name="P21">Conteúdos populares entre usuários com comportamentos semelhantes.</text:p>
                </text:list-item>
              </text:list>
            </text:list-item>
          </text:list>
        </text:list-item>
        <text:list-item>
          <text:p text:style-name="P19"><text:span text:style-name="Strong_20_Emphasis"><text:span text:style-name="T9">Personalização</text:span></text:span><text:span text:style-name="T8">:</text:span></text:p>
          <text:list>
            <text:list-item>
              <text:p text:style-name="P21">Incorpore preferências específicas do usuário, como atores ou diretores favoritos.</text:p>
            </text:list-item>
            <text:list-item>
              <text:p text:style-name="P21"><text:soft-page-break/>Considere avaliações recentes para ajustar as recomendações.</text:p>
            </text:list-item>
          </text:list>
        </text:list-item>
        <text:list-item>
          <text:p text:style-name="P19"><text:span text:style-name="Strong_20_Emphasis"><text:span text:style-name="T9">Geração de Recomendações</text:span></text:span><text:span text:style-name="T8">:</text:span></text:p>
          <text:list>
            <text:list-item>
              <text:p text:style-name="P21">Crie uma lista de filmes ou séries recomendados com base nos padrões identificados.</text:p>
            </text:list-item>
            <text:list-item>
              <text:p text:style-name="P21">Ordene a lista por relevância, priorizando os conteúdos com maior probabilidade de agradar ao usuário.</text:p>
            </text:list-item>
          </text:list>
        </text:list-item>
        <text:list-item>
          <text:p text:style-name="P19"><text:span text:style-name="Strong_20_Emphasis"><text:span text:style-name="T9">Apresentação</text:span></text:span><text:span text:style-name="T8">:</text:span></text:p>
          <text:list>
            <text:list-item>
              <text:p text:style-name="P21">Exiba as recomendações na interface do usuário, organizadas em categorias como "Porque você assistiu X" ou "Top 10 para você".</text:p>
            </text:list-item>
          </text:list>
        </text:list-item>
        <text:list-item>
          <text:p text:style-name="P19"><text:span text:style-name="Strong_20_Emphasis"><text:span text:style-name="T9">Feedback e Aprendizado</text:span></text:span><text:span text:style-name="T8">:</text:span></text:p>
          <text:list>
            <text:list-item>
              <text:p text:style-name="P21">Monitore como o usuário interage com as recomendações (assistiu, ignorou, avaliou).</text:p>
            </text:list-item>
            <text:list-item>
              <text:p text:style-name="P21">Use esse feedback para refinar o algoritmo e melhorar as sugestões futuras.</text:p>
            </text:list-item>
          </text:list>
        </text:list-item>
        <text:list-item>
          <text:p text:style-name="P19"><text:span text:style-name="Strong_20_Emphasis"><text:span text:style-name="T9">Atualização Contínua</text:span></text:span><text:span text:style-name="T8">:</text:span></text:p>
          <text:list>
            <text:list-item>
              <text:p text:style-name="P22">Atualize as recomendações periodicamente, incorporando novos dados e comportamentos do usuário.</text:p>
            </text:list-item>
          </text:list>
        </text:list-item>
      </text:list>
      <text:p text:style-name="P3"/>
      <text:p text:style-name="P4"><text:span text:style-name="T2">A lógica de programação, por sua vez, é o campo que </text:span><text:span text:style-name="Strong_20_Emphasis"><text:span text:style-name="T3">aplica os conceitos de algoritmos à criação de programas de computador</text:span></text:span><text:span text:style-name="T2">. Nessa etapa, traduzimos o passo a passo definido no algoritmo para uma linguagem de programação, criando códigos que o computador pode interpretar e executar.</text:span></text:p>
      <text:p text:style-name="P10">Em síntese, a lógica de programação é o conjunto de regras, técnicas e raciocínios necessários para transformar problemas em soluções computacionais. Dominar esses conceitos é fundamental para programar de maneira eficiente e criar sistemas capazes de resolver problemas reais.</text:p>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text:span text:style-name="T14">Aplicação de IA no contexto real: </text:span><text:span text:style-name="T1">Eficiência logística com IA</text:span></text:h>
      <text:p text:style-name="P5"/>
      <text:p text:style-name="P11">A Hermex Log, uma empresa de logística especializada em serviços de entrega, está enfrentando desafios para otimizar suas rotas de entrega devido ao tráfego imprevisível e condições variáveis das estradas. A empresa contratou você para explorar como a IA pode ser utilizada para melhorar a eficiência das entregas.</text:p>
      <text:p text:style-name="P10">Qual é a melhor forma de implementar soluções de IA para otimizar operações logísticas e garantir entregas mais rápidas e eficientes?</text:p>
      <text:p text:style-name="P6">Implementar um sistema de IA que utiliza algoritmos de otimização de rotas em tempo real, integrando dados de tráfego, condições climáticas e informações sobre obras nas estradas, além de aprender com dados históricos para prever atrasos e alocar recursos eficientemente.</text:p>
      <text:p text:style-name="P6"/>
      <text:p text:style-name="P6"/>
      <text:h text:style-name="Heading_20_2" text:outline-level="2">Abordagens de IA</text:h>
      <text:p text:style-name="P7"/>
      <text:h text:style-name="Heading_20_3" text:outline-level="3">Sistemas baseados em conhecimento</text:h>
      <text:p text:style-name="P1"><text:span text:style-name="T10">Uma das mais conhecidas, que ganhou popularidade a partir dos </text:span><text:span text:style-name="Strong_20_Emphasis"><text:span text:style-name="T11">anos 80</text:span></text:span><text:span text:style-name="T10">, são os </text:span><text:span text:style-name="Strong_20_Emphasis"><text:span text:style-name="T11">sistemas baseados em conhecimento</text:span></text:span><text:span text:style-name="T10"> ou </text:span><text:span text:style-name="Strong_20_Emphasis"><text:span text:style-name="T11">sistemas baseados em regras e lógica</text:span></text:span><text:span text:style-name="T10">.</text:span></text:p>
      <text:p text:style-name="P1"><text:span text:style-name="T10">Essa abordagem utiliza o </text:span><text:span text:style-name="Strong_20_Emphasis"><text:span text:style-name="T11">conhecimento humano</text:span></text:span><text:span text:style-name="T10">, como o conhecimento acerca da medicina, com uma série de sintomas e históricos que podem levar à ocorrência de determinadas doenças. Nesse sistema, construímos uma </text:span><text:span text:style-name="Strong_20_Emphasis"><text:span text:style-name="T11">representação do conhecimento na forma computacional</text:span></text:span><text:span text:style-name="T10">.</text:span></text:p>
      <text:p text:style-name="P1"><text:span text:style-name="T10">Assim, dados alguns sintomas e um histórico recente de um paciente, como uma viagem a uma região com incidência de febre-amarela, conseguimos dar </text:span><text:span text:style-name="Strong_20_Emphasis"><text:span text:style-name="T11">suporte à decisão</text:span></text:span><text:span text:style-name="T10"> do profissional.</text:span></text:p>
      <text:p text:style-name="P1"><text:span text:style-name="T10">Um desafio para a construção desses sistemas é a </text:span><text:span text:style-name="Strong_20_Emphasis"><text:span text:style-name="T11">representação do conhecimento</text:span></text:span><text:span text:style-name="T10">. A partir dela, usamos a </text:span><text:span text:style-name="Strong_20_Emphasis"><text:span text:style-name="T11">lógica</text:span></text:span><text:span text:style-name="T10"> para chegar a conclusões. Uma característica interessante desse sistema é a </text:span><text:span text:style-name="Strong_20_Emphasis"><text:span text:style-name="T11">transparência</text:span></text:span><text:span text:style-name="T10">, permitindo entender a </text:span><text:span text:style-name="Strong_20_Emphasis"><text:span text:style-name="T11">racionalidade</text:span></text:span><text:span text:style-name="T10"> usada para a atribuição do diagnóstico.</text:span></text:p>
      <text:h text:style-name="Heading_20_3" text:outline-level="3">Resolução de problemas</text:h>
      <text:p text:style-name="P1"><text:span text:style-name="T10">Em seguida, temos uma área dedicada à </text:span><text:span text:style-name="Strong_20_Emphasis"><text:span text:style-name="T11">resolução de problemas</text:span></text:span><text:span text:style-name="T10">. Nessa área, desenvolvemos </text:span><text:span text:style-name="Strong_20_Emphasis"><text:span text:style-name="T11">estratégias de busca</text:span></text:span><text:span text:style-name="T10"> utilizadas em jogos, </text:span><text:soft-page-break/><text:span text:style-name="T10">por exemplo, e também </text:span><text:span text:style-name="Strong_20_Emphasis"><text:span text:style-name="T11">estratégias para entrega</text:span></text:span><text:span text:style-name="T10"> de mercadorias ou resolução de problemas matemáticos.</text:span></text:p>
      <text:h text:style-name="Heading_20_3" text:outline-level="3">Raciocínio probabilístico</text:h>
      <text:p text:style-name="P1"><text:span text:style-name="T10">Quando lidamos com </text:span><text:span text:style-name="Strong_20_Emphasis"><text:span text:style-name="T11">ambientes incertos</text:span></text:span><text:span text:style-name="T10">, onde há variáveis com incerteza associada, utilizamos o </text:span><text:span text:style-name="Strong_20_Emphasis"><text:span text:style-name="T11">raciocínio probabilístico</text:span></text:span><text:span text:style-name="T10">. Nesse caso, aplicamos teorias da probabilidade para estimar eventos e resultados prováveis em um sistema.</text:span></text:p>
      <text:h text:style-name="Heading_20_3" text:outline-level="3">Aprendizado de máquina</text:h>
      <text:p text:style-name="P1"><text:span text:style-name="T10">Por fim, temos uma área de grande relevância e atenção: o </text:span><text:span text:style-name="Strong_20_Emphasis"><text:span text:style-name="T11">aprendizado de máquina</text:span></text:span><text:span text:style-name="T10">. Como o aprendizado de máquina se distingue das demais áreas?</text:span></text:p>
      <text:p text:style-name="P1"><text:span text:style-name="T10">Nesse campo, visamos ensinar os computadores a </text:span><text:span text:style-name="Strong_20_Emphasis"><text:span text:style-name="T11">identificar padrões a partir de dados</text:span></text:span><text:span text:style-name="T10">. Por exemplo: quando crianças, aprendemos várias coisas implicitamente.</text:span></text:p>
      <text:p text:style-name="P1"><text:span text:style-name="T10">Ninguém explicitamente nos ensina que um objeto é um copo ou uma xícara. Aprendemos a partir da </text:span><text:span text:style-name="Strong_20_Emphasis"><text:span text:style-name="T11">exposição</text:span></text:span><text:span text:style-name="T10">, observando como as pessoas chamam objetos com certas características. A ideia do </text:span><text:span text:style-name="Emphasis"><text:span text:style-name="T11">machine learning</text:span></text:span><text:span text:style-name="T10"> é semelhante.</text:span></text:p>
      <text:p text:style-name="P1"><text:span text:style-name="T10">No aprendizado de máquina, apresentamos um </text:span><text:span text:style-name="Strong_20_Emphasis"><text:span text:style-name="T11">conjunto de dados</text:span></text:span><text:span text:style-name="T10"> ao computador e, por meio de um processo intensivo de </text:span><text:span text:style-name="Strong_20_Emphasis"><text:span text:style-name="T11">treinamento</text:span></text:span><text:span text:style-name="T10">, construímos um algoritmo de machine learning capaz de identificar objetos em imagens.</text:span></text:p>
      <text:p text:style-name="P1"><text:span text:style-name="T10">O aprendizado de máquina é amplamente utilizado em </text:span><text:span text:style-name="Strong_20_Emphasis"><text:span text:style-name="T11">processamento de linguagem natural</text:span></text:span><text:span text:style-name="T10">, </text:span><text:span text:style-name="Strong_20_Emphasis"><text:span text:style-name="T11">visão computacional</text:span></text:span><text:span text:style-name="T10">, </text:span><text:span text:style-name="Strong_20_Emphasis"><text:span text:style-name="T11">reconhecimento de voz</text:span></text:span><text:span text:style-name="T10">, entre outras aplicações.</text:span></text:p>
      <text:p text:style-name="P13"/>
      <text:p text:style-name="P1"><text:span text:style-name="Strong_20_Emphasis"><text:span text:style-name="T11">Observação:</text:span></text:span><text:span text:style-name="T10"> embora pareça que o aprendizado de máquina é a área mais importante, </text:span><text:span text:style-name="Strong_20_Emphasis"><text:span text:style-name="T11">todas as abordagens mencionadas têm relevância</text:span></text:span><text:span text:style-name="T10">. Na construção de um sistema inteligente, muitas vezes, fazemos uma </text:span><text:span text:style-name="Strong_20_Emphasis"><text:span text:style-name="T11">integração de abordagens</text:span></text:span><text:span text:style-name="T10">.</text:span></text:p>
      <text:p text:style-name="P1"><text:span text:style-name="T10">Utilizamos algoritmos de machine learning para certos problemas, mas também estratégias de busca e sistemas baseados em regras e lógica, como em sistemas de recomendação de filmes e </text:span><text:span text:style-name="Emphasis"><text:span text:style-name="T11">chatbots</text:span></text:span><text:span text:style-name="T10">. Isso </text:span><text:span text:style-name="Strong_20_Emphasis"><text:span text:style-name="T11">melhora a experiência da pessoa usuária</text:span></text:span><text:span text:style-name="T10"> e </text:span><text:span text:style-name="Strong_20_Emphasis"><text:span text:style-name="T11">reduz o consumo computacional</text:span></text:span><text:span text:style-name="T10">, pois algoritmos sofisticados possuem um custo computacional associado. Quando usamos uma ferramenta de IA generativa, por exemplo, há um custo envolvido, pois a requisição é processada por um servidor com grande capacidade de processamento, consumindo energia.</text:span></text:p>
      <text:p text:style-name="P1"><text:soft-page-break/><text:span text:style-name="T10">Em projetos de aplicação web que lidam com milhares ou milhões de requisições diárias, é importante </text:span><text:span text:style-name="Strong_20_Emphasis"><text:span text:style-name="T11">considerar o custo computacional</text:span></text:span><text:span text:style-name="T10">. O uso integrado de abordagens de IA é interessante para alcançar mais </text:span><text:span text:style-name="Strong_20_Emphasis"><text:span text:style-name="T11">eficiência computacional</text:span></text:span><text:span text:style-name="T10"> e proporcionar uma </text:span><text:span text:style-name="Strong_20_Emphasis"><text:span text:style-name="T11">melhor experiência para a pessoa usuária</text:span></text:span><text:span text:style-name="T10"> da plataforma</text:span></text:p>
      <text:p text:style-name="P13"/>
      <text:h text:style-name="Heading_20_3" text:outline-level="3">Conclusão</text:h>
      <text:p text:style-name="P2"><text:span text:style-name="T10">Na sequência, entenderemos melhor </text:span><text:span text:style-name="Strong_20_Emphasis"><text:span text:style-name="T11">como utilizar essas diferentes abordagens</text:span></text:span><text:span text:style-name="T10">. Porém, antes disso, deixaremos novamente uma reflexão: você já pensou em algum tipo de problema, como chegar a um local, ou implementar um robô para jogar um jogo de tabuleiro ou cartas?</text:span></text:p>
      <text:p text:style-name="P2"><text:span text:style-name="Strong_20_Emphasis"><text:span text:style-name="T11"/></text:span></text:p>
      <text:p text:style-name="P2"><text:span text:style-name="Strong_20_Emphasis"><text:span text:style-name="T11">Que tipo de abordagem analisada seria interessante para implementar esse projeto?</text:span></text:span></text:p>
      <text:p text:style-name="P2"><text:span text:style-name="Strong_20_Emphasis"><text:span text:style-name="T11"/></text:span></text:p>
      <text:p text:style-name="P1"><text:span text:style-name="T10">Essa reflexão é importante para fazermos conexões entre problemas do dia a dia e abordagens do campo da inteligência artificial para solucioná-los, considerando </text:span><text:span text:style-name="Strong_20_Emphasis"><text:span text:style-name="T11">abordagens integradas</text:span></text:span><text:span text:style-name="T10">, importantes na maioria dos casos.</text:span></text:p>
      <text:p text:style-name="P12">Nos encontramos no próximo vídeo, onde iremos explorar mais sobre as abordagens!</text:p>
      <text:p text:style-name="P7"/>
      <text:h text:style-name="Heading_20_2" text:outline-level="2">Exemplo de aplicação utilizando aprendizado de máquina</text:h>
      <text:p text:style-name="P8"/>
      <text:p text:style-name="P14">A Buscante, um buscador e e-commerce de livros variados, deseja oferecer uma experiência de leitura personalizada para suas pessoas usuárias, recomendando livros que se alinhem com seus interesses e hábitos de leitura. A equipe de desenvolvimento que você faz parte foi encarregada de criar um sistema que utilize dados de leitura anteriores para sugerir novos títulos.</text:p>
      <text:p text:style-name="P10">Como o aprendizado de máquina pode ser aplicado para desenvolver esse sistema de recomendação de livros?</text:p>
      <text:p text:style-name="P27">Utilizar algoritmos de aprendizado supervisionado ou não supervisionado para analisar dados de leitura anteriores, como gêneros preferidos e autores favoritos, e prever quais livros seriam de interesse para cada pessoa usuária, ajustando-se continuamente conforme mais dados são coletados.</text:p>
      <text:h text:style-name="Heading_20_2" text:outline-level="2"><text:soft-page-break/>Para saber mais: aprendizado de máquina</text:h>
      <text:p text:style-name="P15"/>
      <text:p text:style-name="P13">Machine Learning, ou Aprendizado de máquina, é um ramo da Inteligência Artificial que se concentra em criar sistemas que podem aprender a partir de dados.</text:p>
      <text:p text:style-name="P12">Ao invés de serem programados com regras específicas para realizar uma tarefa, esses sistemas são treinados usando dados e algoritmos. Assim, conseguimos que tais sistemas melhorem seu desempenho de forma autônoma, à medida que recebem mais informações, com o objetivo de alcançar resultados mais precisos.</text:p>
      <text:p text:style-name="P1"><text:span text:style-name="T10">Em outras palavras, o Machine Learning permite que os </text:span><text:span text:style-name="Strong_20_Emphasis"><text:span text:style-name="T11">computadores aprendam com os dados, sem a necessidade de programação explícita para cada tarefa</text:span></text:span><text:span text:style-name="T10">. Com isso, é possível até antecipar cenários e obter insights estratégicos em diversas aplicações, como na previsão do tempo ou na detecção de fraudes em transações bancárias.</text:span></text:p>
      <text:p text:style-name="P12">O aprendizado de máquina pode ser aplicado em várias áreas, como previsão de vendas, recomendação de produtos, diagnóstico médico e até análise de imagens e vídeos. Esse potencial se deve à grande quantidade de dados que geramos e armazenamos atualmente. Esses dados podem ser de diferentes tipos, como números, textos, imagens, vídeos e áudios.</text:p>
      <text:p text:style-name="P12">Ou seja, basicamente, qualquer informação que possamos guardar no computador pode ser usada para treinar um algoritmo de aprendizado de máquina!</text:p>
      <text:p text:style-name="P16"><text:span text:style-name="T6">Artigo: </text:span><text:a xlink:type="simple" xlink:href="https://www.alura.com.br/artigos/machine-learning" text:style-name="Internet_20_link" text:visited-style-name="Visited_20_Internet_20_Link"><text:span text:style-name="T6">https://www.alura.com.br/artigos/machine-learning</text:span></text:a></text:p>
      <text:p text:style-name="P25"/>
      <text:p text:style-name="P25"/>
      <text:p text:style-name="P25"/>
      <text:p text:style-name="P25"/>
      <text:p text:style-name="P25"/>
      <text:p text:style-name="P25"/>
      <text:p text:style-name="P25"/>
      <text:p text:style-name="P25"/>
      <text:p text:style-name="P25"/>
      <text:p text:style-name="P25"><text:soft-page-break/></text:p>
      <text:h text:style-name="Heading_20_2" text:outline-level="2">Funcionamento dos Agentes</text:h>
      <text:p text:style-name="P10">O que exatamente são esses agentes inteligentes? Será que já interagimos com eles no dia a dia sem perceber? A resposta é sim. Sempre que utilizamos aplicativos como o Google Maps ou assistentes virtuais, como o Google Assistant e a Alexa da Amazon, estamos interagindo diretamente com agentes inteligentes.</text:p>
      <text:p text:style-name="P1"><text:span text:style-name="T8">Mas como esses agentes operam? Primeiro, vamos entender o conceito de agentes sob a perspectiva da computação tradicional. Normalmente, um agente está </text:span><text:span text:style-name="Strong_20_Emphasis"><text:span text:style-name="T9">inserido em um ambiente</text:span></text:span><text:span text:style-name="T8"> e possui a </text:span><text:span text:style-name="Strong_20_Emphasis"><text:span text:style-name="T9">capacidade de percepção</text:span></text:span><text:span text:style-name="T8">. Para ilustrar esse conceito, podemos utilizar o exemplo de uma geladeira.</text:span></text:p>
      <text:p text:style-name="P10">Nesse caso, há uma computação embarcada na geladeira, geralmente um microcontrolador simples, onde implementamos uma lógica específica por meio de um código, muitas vezes de baixo nível. Esse código define diferentes estados de funcionamento da geladeira, configurados pela pessoa usuária. Quando interagimos com o painel para ajustar o nível de refrigeração, estamos determinando a faixa de temperatura em que a geladeira deve operar.</text:p>
      <text:p text:style-name="P10">O agente percebe essas mudanças através de sensores. No caso da geladeira, um termostato detecta a temperatura interna do ambiente. Com base nessa informação, o agente age, acionando o compressor para retirar calor e manter a temperatura dentro da faixa definida.</text:p>
      <text:p text:style-name="P1"><text:span text:style-name="T8">Nesse contexto, o agente </text:span><text:span text:style-name="Strong_20_Emphasis"><text:span text:style-name="T9">segue uma programação fixa</text:span></text:span><text:span text:style-name="T8">, tomando </text:span><text:span text:style-name="Strong_20_Emphasis"><text:span text:style-name="T9">decisões com base em um conjunto pré-determinado de regras</text:span></text:span><text:span text:style-name="T8">. Por exemplo, se a refrigeração for configurada como média, o agente garantirá que a temperatura permaneça dentro de uma faixa específica.</text:span></text:p>
      <text:h text:style-name="Heading_20_2" text:outline-level="2">Diferença Entre um Agente Comum e um Agente Inteligente</text:h>
      <text:p text:style-name="P1"><text:span text:style-name="T8">Mas o que diferencia um agente comum de um agente inteligente? A principal distinção está na forma como as decisões são tomadas. Um agente inteligente não se baseia apenas em regras fixas, mas em um </text:span><text:span text:style-name="Strong_20_Emphasis"><text:span text:style-name="T9">modelo de racionalidade</text:span></text:span><text:span text:style-name="T8">. Em vez de seguir um conjunto rígido de instruções, ele analisa as entradas recebidas, seja por meio da interação com o usuário ou de um banco de dados, para tomar </text:span><text:span text:style-name="Strong_20_Emphasis"><text:span text:style-name="T9">decisões que maximizem o desempenho e otimizem os resultados</text:span></text:span><text:span text:style-name="T8">.</text:span></text:p>
      <text:p text:style-name="P10"><text:soft-page-break/>Quando faz sentido aplicar um agente inteligente? No caso da geladeira, um agente tradicional é suficiente para atender à demanda de refrigeração. No entanto, em um robô aspirador ou em um carro autônomo, é essencial contar com um agente inteligente, capaz de perceber informações do ambiente, processar dados e tomar decisões eficientes em tempo real. Já em um software, como um assistente virtual, há mais tempo para processar as informações antes de agir.</text:p>
      <text:h text:style-name="Heading_20_2" text:outline-level="2">Funcionamento de um Assistente Virtual</text:h>
      <text:p text:style-name="P10">Para compreender melhor o funcionamento de um agente inteligente, vamos analisar o caso de um assistente virtual. Quando interagimos com o Google Assistant e pedimos para tocar uma música pop de um artista favorito, ocorre um processo estruturado em três etapas. Primeiro, há a percepção, em que o assistente capta a voz e converte o áudio em texto. Em seguida, entra em ação o raciocínio: o assistente consulta um banco de dados para processar a solicitação, verificando quais são os artistas favoritos da pessoa usuária e quais músicas pertencem ao gênero pop. Por fim, ocorre a ação, na qual a música é selecionada em uma plataforma, como Spotify ou YouTube Music, e a reprodução é iniciada.</text:p>
      <text:p text:style-name="P1"><text:span text:style-name="T8">Esse processo de percepção, raciocínio e ação é essencial para o funcionamento de um assistente virtual e de outros agentes inteligentes. Os principais elementos de um agente incluem </text:span><text:span text:style-name="Strong_20_Emphasis"><text:span text:style-name="T9">sensores</text:span></text:span><text:span text:style-name="T8"> que, no contexto do software, correspondem a dispositivos de entrada, e </text:span><text:span text:style-name="Strong_20_Emphasis"><text:span text:style-name="T9">atuadores</text:span></text:span><text:span text:style-name="T8">, que representam dispositivos de saída.</text:span></text:p>
      <text:p text:style-name="P10">A distinção fundamental entre um agente comum e um agente inteligente está na forma como ele toma decisões: um agente inteligente incorpora um modelo de racionalidade para agir de maneira mais eficiente e adaptativa.</text:p>
      <text:h text:style-name="Heading_20_2" text:outline-level="2">Classificação dos Agentes Inteligentes</text:h>
      <text:p text:style-name="P1"><text:span text:style-name="T8">Diferentes abordagens da inteligência artificial podem ser aplicadas na construção de agentes inteligentes, como </text:span><text:span text:style-name="Emphasis"><text:span text:style-name="T9">machine learning</text:span></text:span><text:span text:style-name="T8"> (aprendizado de máquina), sistemas baseados em conhecimento ou estratégias de resolução de problemas e busca. A escolha da abordagem depende das características e necessidades do agente em questão.</text:span></text:p>
      <text:p text:style-name="P1"><text:span text:style-name="T8">Norvig e Russell, autores do livro </text:span><text:span text:style-name="Emphasis"><text:span text:style-name="T9">Fundamentos de IA</text:span></text:span><text:span text:style-name="T8">, classificam os agentes inteligentes em quatro categorias principais:</text:span></text:p>
      <text:list xml:id="list2644600019" text:style-name="L2">
        <text:list-item>
          <text:p text:style-name="P28"><text:soft-page-break/><text:span text:style-name="Strong_20_Emphasis"><text:span text:style-name="T9">Agentes baseados em regras</text:span></text:span><text:span text:style-name="T8">: tomam decisões seguindo um conjunto pré-definido de regras.</text:span></text:p>
        </text:list-item>
        <text:list-item>
          <text:p text:style-name="P28"><text:span text:style-name="Strong_20_Emphasis"><text:span text:style-name="T9">Agentes baseados em modelos</text:span></text:span><text:span text:style-name="T8">: utilizam representações do ambiente para inferir estados e agir de forma mais informada.</text:span></text:p>
        </text:list-item>
        <text:list-item>
          <text:p text:style-name="P28"><text:span text:style-name="Strong_20_Emphasis"><text:span text:style-name="T9">Agentes baseados em objetivos</text:span></text:span><text:span text:style-name="T8">: operam com base em metas específicas, como aplicativos de navegação que calculam rotas para alcançar um destino.</text:span></text:p>
        </text:list-item>
        <text:list-item>
          <text:p text:style-name="P29"><text:span text:style-name="Strong_20_Emphasis"><text:span text:style-name="T9">Agentes baseados em utilidade</text:span></text:span><text:span text:style-name="T8">: analisam diferentes possibilidades de ação e escolhem aquela que maximiza um determinado critério de desempenho.</text:span></text:p>
        </text:list-item>
      </text:list>
      <text:p text:style-name="P10">A chave para definir qual tipo de agente utilizar e qual nível de inteligência incorporar está em compreender profundamente o contexto e a necessidade que buscamos atender.</text:p>
      <text:p text:style-name="P17"><text:span text:style-name="T6">Os agentes inteligentes são aplicados em diversas situações, como em carros autônomos, robôs aspiradores de pó e assistentes virtuais, como o Google Assistant e a Alexa. Construídos e implementados como </text:span><text:span text:style-name="Emphasis"><text:span text:style-name="T7">software</text:span></text:span><text:span text:style-name="T6"> em diferentes dispositivos, eles têm finalidades específicas. Sua estrutura varia de acordo com o contexto de aplicação, a demanda que precisam atender e a funcionalidade desejada.</text:span></text:p>
      <text:p text:style-name="P10">Vamos aprofundar nosso entendimento sobre a estrutura de um agente inteligente. Qual modelo podemos adotar como base para construir um agente e integrar inteligência artificial em um projeto do nosso cotidiano de desenvolvimento?</text:p>
      <text:h text:style-name="P18" text:outline-level="2">Funcionamento Cíclico de um Agente Inteligente</text:h>
      <text:p text:style-name="P1"><text:span text:style-name="T8">De forma geral, um agente inteligente opera como um </text:span><text:span text:style-name="Strong_20_Emphasis"><text:span text:style-name="T9">ciclo contínuo</text:span></text:span><text:span text:style-name="T8">. Ele </text:span><text:span text:style-name="Strong_20_Emphasis"><text:span text:style-name="T9">percebe o ambiente, interage com a pessoa usuária (quando necessário), processa as informações captadas na camada de percepção e gera respostas ou ações</text:span></text:span><text:span text:style-name="T8">.</text:span></text:p>
      <text:p text:style-name="P10">Por exemplo, um assistente virtual pode reproduzir uma música ou exibir o resultado de uma pesquisa na internet enquanto um robô aspirador pode desviar de um obstáculo assim que o detecta. Para compreender melhor a estrutura interna dos agentes inteligentes, vamos explorar mais a fundo o caso do robô aspirador, tornando essa diferença mais concreta.</text:p>
      <text:h text:style-name="P18" text:outline-level="2"><text:soft-page-break/>Agentes Reativos</text:h>
      <text:p text:style-name="P1"><text:span text:style-name="T8">Os agentes podem ser projetados de diferentes formas, e um dos tipos mais simples é o </text:span><text:span text:style-name="Strong_20_Emphasis"><text:span text:style-name="T9">agente meramente reativo</text:span></text:span><text:span text:style-name="T8">. Esse tipo de agente </text:span><text:span text:style-name="Strong_20_Emphasis"><text:span text:style-name="T9">segue um conjunto de regras predefinidas</text:span></text:span><text:span text:style-name="T8"> para tomar decisões com base em percepções imediatas.</text:span></text:p>
      <text:p text:style-name="P1"><text:span text:style-name="T8">No caso do robô aspirador, ele pode estar programado para desviar à direita ou à esquerda ao encontrar um obstáculo Esses agentes basicamente </text:span><text:span text:style-name="Strong_20_Emphasis"><text:span text:style-name="T9">reagem ao ambiente em tempo real</text:span></text:span><text:span text:style-name="T8">, seja desviando de um obstáculo ou intensificando a limpeza em uma área mais suja.</text:span></text:p>
      <text:h text:style-name="P18" text:outline-level="2">Agentes Baseados em Modelos</text:h>
      <text:p text:style-name="P1"><text:span text:style-name="T8">Além dos agentes reativos, podemos ter </text:span><text:span text:style-name="Strong_20_Emphasis"><text:span text:style-name="T9">agentes baseados em modelos</text:span></text:span><text:span text:style-name="T8">, que oferecem uma abordagem mais sofisticada. Embora a reatividade pura seja ágil, ela também é limitada. Para melhorar a atuação do agente, podemos incorporar modelos que são representações abstratas do ambiente em que ele opera.</text:span></text:p>
      <text:p text:style-name="P1"><text:span text:style-name="T8">Esse tipo de agente é mais adequado para </text:span><text:span text:style-name="Strong_20_Emphasis"><text:span text:style-name="T9">situações dinâmicas</text:span></text:span><text:span text:style-name="T8">, pois exige </text:span><text:span text:style-name="Strong_20_Emphasis"><text:span text:style-name="T9">memória</text:span></text:span><text:span text:style-name="T8"> para armazenar tanto o modelo quanto o histórico de interações com o meio e com as pessoas usuárias. Um exemplo disso é uma representação em </text:span><text:span text:style-name="Emphasis"><text:span text:style-name="T9">grid</text:span></text:span><text:span text:style-name="T8"> (grade) do espaço onde um robô atua.</text:span></text:p>
      <text:h text:style-name="P18" text:outline-level="2">Agentes Baseados em Objetivos</text:h>
      <text:p text:style-name="P10">Apesar de representarem um avanço em relação aos agentes meramente reativos, os agentes baseados em modelos podem enfrentar dificuldades quando há metas conflitantes já que não possuem objetivos claramente definidos.</text:p>
      <text:p text:style-name="P1"><text:span text:style-name="T8">Para resolver essa limitação, podemos adotar uma estrutura de </text:span><text:span text:style-name="Strong_20_Emphasis"><text:span text:style-name="T9">agentes baseados em objetivos</text:span></text:span><text:span text:style-name="T8">, que operam com metas bem estabelecidas. No caso de um robô aspirador, por exemplo, ele pode ser programado para priorizar áreas mais sujas, economizar energia ou retornar à base de carregamento quando a bateria estiver baixa.</text:span></text:p>
      <text:p text:style-name="P1"><text:span text:style-name="T8">Nesse modelo, todas as decisões são tomadas com um foco claro no </text:span><text:span text:style-name="Strong_20_Emphasis"><text:span text:style-name="T9">alcance das metas definidas</text:span></text:span><text:span text:style-name="T8">, utilizando um mecanismo interno de </text:span><text:span text:style-name="Strong_20_Emphasis"><text:span text:style-name="T9">planejamento e tomada de decisão</text:span></text:span><text:span text:style-name="T8"> para otimizar suas ações.</text:span></text:p>
      <text:h text:style-name="P18" text:outline-level="2"><text:soft-page-break/>Agentes Baseados em Utilidade</text:h>
      <text:p text:style-name="P1"><text:span text:style-name="T8">Os agentes baseados em objetivos representam um avanço significativo em complexidade. No entanto, para sistemas ainda mais sofisticados, podemos recorrer aos </text:span><text:span text:style-name="Strong_20_Emphasis"><text:span text:style-name="T9">agentes baseados em utilidade</text:span></text:span><text:span text:style-name="T8">, que não apenas seguem metas, mas também </text:span><text:span text:style-name="Strong_20_Emphasis"><text:span text:style-name="T9">avaliam a qualidade das possíveis ações</text:span></text:span><text:span text:style-name="T8"> antes de tomá-las.</text:span></text:p>
      <text:p text:style-name="P1"><text:span text:style-name="T8">Esses agentes utilizam uma </text:span><text:span text:style-name="Strong_20_Emphasis"><text:span text:style-name="T9">função de utilidade</text:span></text:span><text:span text:style-name="T8"> para calcular o valor de cada ação, permitindo decisões mais estratégicas. No caso de um robô aspirador, por exemplo, ele pode atribuir pontuações a diferentes ações, como priorizar a limpeza de áreas mais sujas ou operar em modo de economia de energia, garantindo um desempenho mais eficiente.</text:span></text:p>
      <text:h text:style-name="P18" text:outline-level="2">Agentes Inteligentes em Aplicações Web</text:h>
      <text:p text:style-name="P10">Embora os exemplos até aqui tenham sido mais voltados para robótica, a aplicação de agentes inteligentes vai muito além. Eles também são amplamente utilizados no desenvolvimento de aplicações web. Por exemplo, agentes inteligentes podem ser implementados para selecionar e organizar conteúdos personalizados em sites de notícias ou e-commerces exibindo um catálogo de produtos de acordo com as preferências da pessoa usuária. Isso não apenas melhora a experiência do usuário, mas também aumenta a conversão de visitas em vendas, que é o principal objetivo de um e-commerce.</text:p>
      <text:p text:style-name="P1"><text:span text:style-name="T8">Além disso, podemos combinar </text:span><text:span text:style-name="Strong_20_Emphasis"><text:span text:style-name="T9">algoritmos baseados em objetivos e utilidade</text:span></text:span><text:span text:style-name="T8">, integrando múltiplos agentes inteligentes para otimizar a experiência do usuário e maximizar os resultados da aplicação.</text:span></text:p>
      <text:h text:style-name="P18" text:outline-level="2">Considerações Finais e Próximos Passos</text:h>
      <text:p text:style-name="P1"><text:span text:style-name="T8">A escolha do tipo de agente deve sempre considerar o </text:span><text:span text:style-name="Strong_20_Emphasis"><text:span text:style-name="T9">custo computacional</text:span></text:span><text:span text:style-name="T8">. Agentes mais avançados, como os </text:span><text:span text:style-name="Strong_20_Emphasis"><text:span text:style-name="T9">baseados em utilidade</text:span></text:span><text:span text:style-name="T8">, exigem maior capacidade de processamento, enquanto agentes </text:span><text:span text:style-name="Strong_20_Emphasis"><text:span text:style-name="T9">meramente reativos</text:span></text:span><text:span text:style-name="T8"> são mais rápidos na obtenção de respostas.</text:span></text:p>
      <text:p text:style-name="P17"><text:line-break/></text:p>
      <text:h text:style-name="Heading_20_2" text:outline-level="2"><text:soft-page-break/><text:span text:style-name="T12">Para saber mais: Modelos de Linguagem de Grande Porte (LLMs)</text:span><text:line-break/></text:h>
      <text:p text:style-name="P16"><text:span text:style-name="T6">A realidade repleta de Inteligência Artificial que vivemos hoje não seria possível sem Modelos de Linguagem de Grande Porte, ou LLMs (</text:span><text:span text:style-name="Emphasis"><text:span text:style-name="T7">Large Language Models</text:span></text:span><text:span text:style-name="T6">).</text:span></text:p>
      <text:p text:style-name="P10">LLMs são modelos de IA treinados em vastas quantidades de dados textuais, capazes de processar, compreender e gerar textos em linguagem natural com alto nível de sofisticação. Essa tecnologia é a base de assistentes virtuais, sistemas de recomendação e chatbots que já integram nosso dia a dia.</text:p>
      <text:p text:style-name="P10">ChatGPT, Copilot e Gemini são exemplos de produtos em que os LLMs são aplicados para oferecer funcionalidades avançadas, desde conversas em linguagem natural até o suporte em tarefas complexas, como a escrita de códigos ou a criação de conteúdos personalizados.</text:p>
      <text:p text:style-name="P10">No cotidiano, muitos usuários e usuárias interagem com esses modelos sem nem perceber, por meio de assistentes “ocultos” que trabalham automatizando tarefas, sugerindo palavras, otimizando processos de busca e aprimorando a experiência digital de forma quase imperceptível.</text:p>
      <text:p text:style-name="P10">O que destaca os LLMs é sua capacidade de identificar padrões, compreender contextos e capturar relações presentes nos dados em que foram treinados. Eles utilizam arquiteturas como Transformers (ex.: GPT, BERT) para lidar com conexões contextuais em textos longos, interpretando detalhes e respondendo de forma precisa e contextualizada.</text:p>
      <text:h text:style-name="Heading_20_2" text:outline-level="2">Para saber mais: utilizando LangChain na implementação de agentes</text:h>
      <text:p text:style-name="Text_20_body"/>
      <text:p text:style-name="P1"><text:a xlink:type="simple" xlink:href="https://www.langchain.com/" office:target-frame-name="_blank" xlink:show="new" text:style-name="Internet_20_link" text:visited-style-name="Visited_20_Internet_20_Link"><text:span text:style-name="T13">LangChain</text:span></text:a><text:span text:style-name="T4"> </text:span><text:span text:style-name="T8">é uma biblioteca que facilita a criação de sistemas baseados em agentes inteligentes, permitindo que diferentes modelos de linguagem (LLMs) sejam utilizados de maneira </text:span><text:span text:style-name="Strong_20_Emphasis"><text:span text:style-name="T9">integrada</text:span></text:span><text:span text:style-name="T8"> com ferramentas e dados externos.</text:span></text:p>
      <text:p text:style-name="P10">No contexto de agentes inteligentes, LangChain possibilita o desenvolvimento de sistemas que interpretam instruções, tomam decisões e executam ações de forma autônoma. Esses agentes podem <text:soft-page-break/>interagir com APIs, realizar cálculos, acessar bancos de dados e combinar diferentes fontes de informação para resolver problemas.</text:p>
      <text:p text:style-name="P1"><text:span text:style-name="T8">O principal diferencial do LangChain está na </text:span><text:span text:style-name="Strong_20_Emphasis"><text:span text:style-name="T9">orquestração de agentes</text:span></text:span><text:span text:style-name="T8">, permitindo que diferentes tipos de agentes trabalhem de forma coordenada. Assim, podemos criar soluções modulares, escaláveis e adaptáveis a contextos variados.</text:span></text:p>
      <text:p text:style-name="P10">Poderíamos usar o LangChain, por exemplo, no desenvolvimento de um assistente virtual para suporte ao cliente em uma empresa. Esse assistente pode interpretar solicitações dos usuários, como perguntas sobre o status de pedidos, utilizando um modelo de linguagem para compreender a intenção por trás das mensagens. Em seguida, o agente consulta ferramentas externas, como uma API do sistema de gestão da empresa, para obter informações atualizadas. Além disso, ele pode realizar cálculos, gerar relatórios personalizados ou combinar diferentes fontes de dados para oferecer respostas completas e contextualizadas.</text:p>
      <text:p text:style-name="P10">Com a orquestração proporcionada pelo LangChain, é possível integrar essas funcionalidades em um sistema modular e escalável, adaptado às necessidades específicas do negócio.</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1:26:40.059192430</meta:creation-date>
    <meta:generator>LibreOffice/7.3.7.2$Linux_X86_64 LibreOffice_project/30$Build-2</meta:generator>
    <dc:date>2025-09-09T11:38:32.697774215</dc:date>
    <meta:editing-duration>PT4H33M43S</meta:editing-duration>
    <meta:editing-cycles>21</meta:editing-cycles>
    <meta:document-statistic meta:table-count="0" meta:image-count="0" meta:object-count="0" meta:page-count="13" meta:paragraph-count="127" meta:word-count="3439" meta:character-count="22945" meta:non-whitespace-character-count="19656"/>
  </office:meta>
</office:document-meta>
</file>